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9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11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932cm" style:use-optimal-column-width="false" fo:break-before="auto"/>
    </style:style>
    <style:style style:family="table-column" style:name="co3">
      <style:table-column-properties style:column-width="1.905cm" style:use-optimal-column-width="false" fo:break-before="auto"/>
    </style:style>
    <style:style style:family="table-column" style:name="co4">
      <style:table-column-properties style:column-width="1.641cm" style:use-optimal-column-width="false" fo:break-before="auto"/>
    </style:style>
    <style:style style:family="table-column" style:name="co5">
      <style:table-column-properties style:column-width="7.462cm" style:use-optimal-column-width="false" fo:break-before="auto"/>
    </style:style>
    <style:style style:family="table-column" style:name="co6">
      <style:table-column-properties style:column-width="2.381cm" style:use-optimal-column-width="false" fo:break-before="auto"/>
    </style:style>
    <style:style style:family="table-column" style:name="co7">
      <style:table-column-properties style:column-width="0.688cm" style:use-optimal-column-width="false" fo:break-before="auto"/>
    </style:style>
    <style:style style:family="table-column" style:name="co8">
      <style:table-column-properties style:column-width="2.911cm" style:use-optimal-column-width="false" fo:break-before="auto"/>
    </style:style>
    <style:style style:family="table-column" style:name="co9">
      <style:table-column-properties style:column-width="0.688cm" style:use-optimal-column-width="false" fo:break-before="auto"/>
    </style:style>
    <style:style style:family="table-column" style:name="co10">
      <style:table-column-properties style:column-width="1.032cm" style:use-optimal-column-width="false" fo:break-before="auto"/>
    </style:style>
    <style:style style:family="table-column" style:name="co11">
      <style:table-column-properties style:column-width="1.138cm" style:use-optimal-column-width="false" fo:break-before="auto"/>
    </style:style>
    <style:style style:family="table-column" style:name="co12">
      <style:table-column-properties style:column-width="1.244cm" style:use-optimal-column-width="false" fo:break-before="auto"/>
    </style:style>
    <style:style style:family="table-column" style:name="co13">
      <style:table-column-properties style:column-width="1.376cm" style:use-optimal-column-width="false" fo:break-before="auto"/>
    </style:style>
    <style:style style:family="table-column" style:name="co14">
      <style:table-column-properties style:column-width="1.508cm" style:use-optimal-column-width="false" fo:break-before="auto"/>
    </style:style>
    <style:style style:family="table-column" style:name="co15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able-row" style:name="ro99">
      <style:table-row-properties style:row-height="12.6pt" style:use-optimal-row-height="false" fo:break-before="auto"/>
    </style:style>
    <style:style style:family="table-row" style:name="ro100">
      <style:table-row-properties style:row-height="13.4pt" style:use-optimal-row-height="false" fo:break-before="auto"/>
    </style:style>
    <style:style style:family="table-row" style:name="ro101">
      <style:table-row-properties style:row-height="13.45pt" style:use-optimal-row-height="false" fo:break-before="auto"/>
    </style:style>
    <style:style style:family="table-row" style:name="ro102">
      <style:table-row-properties style:row-height="13.45pt" style:use-optimal-row-height="false" fo:break-before="auto"/>
    </style:style>
    <style:style style:family="table-row" style:name="ro103">
      <style:table-row-properties style:row-height="13.5pt" style:use-optimal-row-height="false" fo:break-before="auto"/>
    </style:style>
    <style:style style:family="table-row" style:name="ro104">
      <style:table-row-properties style:row-height="13.5pt" style:use-optimal-row-height="true" fo:break-before="auto"/>
    </style:style>
    <style:style style:family="table-row" style:name="ro105">
      <style:table-row-properties style:row-height="13.5pt" style:use-optimal-row-height="true" fo:break-before="auto"/>
    </style:style>
    <style:style style:family="table-row" style:name="ro106">
      <style:table-row-properties style:row-height="13.5pt" style:use-optimal-row-height="true" fo:break-before="auto"/>
    </style:style>
    <style:style style:family="table-row" style:name="ro107">
      <style:table-row-properties style:row-height="13.5pt" style:use-optimal-row-height="true" fo:break-before="auto"/>
    </style:style>
    <style:style style:family="table-row" style:name="ro108">
      <style:table-row-properties style:row-height="13.5pt" style:use-optimal-row-height="true" fo:break-before="auto"/>
    </style:style>
    <style:style style:family="table-row" style:name="ro109">
      <style:table-row-properties style:row-height="13.5pt" style:use-optimal-row-height="tru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style-name="co14" table:default-cell-style-name="ce4"/>
        <table:table-column table:number-columns-repeated="100" table:style-name="co15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style-name="ce7" table:formula="of:=SUM([.E:.E])*24" office:value-type="float" office:value="157.63111111111112">
            <text:p>157.63111111111112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4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5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6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7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8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6" office:value-type="time" office:time-value="PT21H00M00S"/>
          <table:table-cell table:style-name="ce6" office:value-type="time" office:time-value="PT21H55M00S"/>
          <table:table-cell office:value-type="string">
            <text:p><text:span text:style-name="T99">Finished view user page</text:span></text:p>
          </table:table-cell>
          <table:table-cell table:style-name="ce6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8" office:value-type="date" office:date-value="2022-06-05"/>
          <table:table-cell table:style-name="ce6" office:value-type="time" office:time-value="PT18H30M00S"/>
          <table:table-cell table:style-name="ce6" office:value-type="time" office:time-value="PT20H00M00S"/>
          <table:table-cell office:value-type="string">
            <text:p><text:span text:style-name="T100">Recorrência quinzenal ajustada</text:span></text:p>
          </table:table-cell>
          <table:table-cell table:style-name="ce6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9" office:value-type="date" office:date-value="2022-06-06"/>
          <table:table-cell table:style-name="ce10" office:value-type="time" office:time-value="PT15H30M00S"/>
          <table:table-cell table:style-name="ce10" office:value-type="time" office:time-value="PT17H00M00S"/>
          <table:table-cell office:value-type="string">
            <text:p>Arrumando timeinput</text:p>
          </table:table-cell>
          <table:table-cell table:style-name="ce6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11" office:value-type="date" office:date-value="2022-06-06"/>
          <table:table-cell table:style-name="ce10" office:value-type="time" office:time-value="PT17H25M00S"/>
          <table:table-cell table:style-name="ce10" office:value-type="time" office:time-value="PT17H50M00S"/>
          <table:table-cell office:value-type="string">
            <text:p>Ver torneio</text:p>
          </table:table-cell>
          <table:table-cell table:style-name="ce6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11" office:value-type="date" office:date-value="2022-06-06"/>
          <table:table-cell table:style-name="ce10" office:value-type="time" office:time-value="PT20H20M00S"/>
          <table:table-cell table:style-name="ce10" office:value-type="time" office:time-value="PT20H35M00S"/>
          <table:table-cell office:value-type="string">
            <text:p>Update produção</text:p>
          </table:table-cell>
          <table:table-cell table:style-name="ce6" table:formula="of:=[.C99]-[.B99]" office:value-type="time" office:time-value="PT00H14M59S"/>
          <table:table-cell table:number-columns-repeated="1024"/>
        </table:table-row>
        <table:table-row table:style-name="ro101">
          <table:table-cell table:number-columns-repeated="4"/>
          <table:table-cell table:style-name="ce6" table:formula="of:=[.C100]-[.B100]" office:value-type="time" office:time-value="PT00H00M00S"/>
          <table:table-cell table:number-columns-repeated="1024"/>
        </table:table-row>
        <table:table-row table:style-name="ro102">
          <table:table-cell table:number-columns-repeated="4"/>
          <table:table-cell table:style-name="ce6" table:formula="of:=[.C101]-[.B101]" office:value-type="time" office:time-value="PT00H00M00S"/>
          <table:table-cell table:number-columns-repeated="1024"/>
        </table:table-row>
        <table:table-row table:style-name="ro103">
          <table:table-cell table:number-columns-repeated="4"/>
          <table:table-cell table:style-name="ce6" table:formula="of:=[.C102]-[.B102]" office:value-type="time" office:time-value="PT00H00M00S"/>
          <table:table-cell table:number-columns-repeated="1024"/>
        </table:table-row>
        <table:table-row table:style-name="ro104">
          <table:table-cell table:number-columns-repeated="4"/>
          <table:table-cell table:style-name="ce6" table:formula="of:=[.C103]-[.B103]" office:value-type="time" office:time-value="PT00H00M00S"/>
          <table:table-cell table:number-columns-repeated="1024"/>
        </table:table-row>
        <table:table-row table:style-name="ro105">
          <table:table-cell table:number-columns-repeated="4"/>
          <table:table-cell table:style-name="ce6" table:formula="of:=[.C104]-[.B104]" office:value-type="time" office:time-value="PT00H00M00S"/>
          <table:table-cell table:number-columns-repeated="1024"/>
        </table:table-row>
        <table:table-row table:style-name="ro106">
          <table:table-cell table:number-columns-repeated="4"/>
          <table:table-cell table:style-name="ce6" table:formula="of:=[.C105]-[.B105]" office:value-type="time" office:time-value="PT00H00M00S"/>
          <table:table-cell table:number-columns-repeated="1024"/>
        </table:table-row>
        <table:table-row table:style-name="ro107">
          <table:table-cell table:number-columns-repeated="4"/>
          <table:table-cell table:style-name="ce6" table:formula="of:=[.C106]-[.B106]" office:value-type="time" office:time-value="PT00H00M00S"/>
          <table:table-cell table:number-columns-repeated="1024"/>
        </table:table-row>
        <table:table-row table:style-name="ro108">
          <table:table-cell table:number-columns-repeated="4"/>
          <table:table-cell table:style-name="ce6" table:formula="of:=[.C107]-[.B107]" office:value-type="time" office:time-value="PT00H00M00S"/>
          <table:table-cell table:number-columns-repeated="1024"/>
        </table:table-row>
        <table:table-row table:style-name="ro109">
          <table:table-cell table:number-columns-repeated="4"/>
          <table:table-cell table:style-name="ce6" table:formula="of:=[.C108]-[.B108]" office:value-type="time" office:time-value="PT00H00M00S"/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number-style style:name="NF10005">
      <number:number number:decimal-places="2" number:min-integer-digits="1"/>
    </number:number-style>
    <number:date-style style:name="NF10006">
      <number:day number:style="short"/>
      <number:text>-</number:text>
      <number:month number:textual="true" number:style="short"/>
    </number:date-style>
    <number:time-style style:name="NF10007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21.77cm" fo:min-height="21.77cm"/>
      </style:header-style>
      <style:footer-style>
        <style:header-footer-properties svg:height="21.77cm" fo:min-height="21.77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